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office:value-type="float" office:value="0.17" calcext:value-type="float">
            <text:p>0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8" calcext:value-type="float">
            <text:p>99,68</text:p>
          </table:table-cell>
          <table:table-cell office:value-type="float" office:value="0.32" calcext:value-type="float">
            <text:p>0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4" calcext:value-type="float">
            <text:p>99,54</text:p>
          </table:table-cell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9" calcext:value-type="float">
            <text:p>99,689</text:p>
          </table:table-cell>
          <table:table-cell table:formula="of:=AVERAGE([.C2:.C11])" office:value-type="float" office:value="0.311" calcext:value-type="float">
            <text:p>0,31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1:47:42.963237486</meta:creation-date>
    <dc:date>2017-12-19T01:50:45.273761243</dc:date>
    <meta:editing-duration>PT3M4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